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haris SIL" svg:font-family="'Charis SIL'" style:font-pitch="variable"/>
    <style:font-face style:name="GUJ Patel" svg:font-family="'GUJ Patel'"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Gir" officeooo:paragraph-rsid="00031d13" style:font-name-complex="Gir"/>
    </style:style>
    <style:style style:name="P2" style:family="paragraph" style:parent-style-name="Standard">
      <style:text-properties style:font-name="GUJ Patel" style:font-name-complex="GUJ Patel"/>
    </style:style>
    <style:style style:name="P3" style:family="paragraph" style:parent-style-name="Standard">
      <style:text-properties style:font-name="GUJ Patel" officeooo:paragraph-rsid="00044e2a" style:font-name-complex="GUJ Patel"/>
    </style:style>
    <style:style style:name="P4" style:family="paragraph" style:parent-style-name="Standard">
      <style:text-properties style:font-name="GUJR Gir" officeooo:paragraph-rsid="00031d13" style:font-name-complex="GUJR Gir"/>
    </style:style>
    <style:style style:name="P5" style:family="paragraph" style:parent-style-name="Standard">
      <style:text-properties style:font-name="Charis SIL" officeooo:rsid="00044e2a" officeooo:paragraph-rsid="00044e2a" style:font-name-complex="GUJ Patel"/>
    </style:style>
    <style:style style:name="P6" style:family="paragraph" style:parent-style-name="Standard">
      <style:text-properties style:font-name="Charis SIL" officeooo:paragraph-rsid="00044e2a" style:font-name-complex="GUJ Patel"/>
    </style:style>
    <style:style style:name="T1" style:family="text">
      <style:text-properties officeooo:rsid="00044e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માનવ અધિકારોની વિશ્વવ્યાપી ઘોષણા The quick brown fox jumps over the lazy dog</text:p>
      <text:p text:style-name="P1">માનવ અધિકારોની વિશ્વવ્યાપી ઘોષણા The quick brown fox jumps over the lazy dog</text:p>
      <text:p text:style-name="P4">માનવ અધિકારોની વિશ્વવ્યાપી ઘોષણા The quick brown fox jumps over the lazy dog</text:p>
      <text:p text:style-name="P5">GUJ Patel</text:p>
      <text:p text:style-name="P3">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5">Gir</text:p>
      <text:p text:style-name="P1">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6"><text:span text:style-name="T1">GUJR Gir</text:span></text:p>
      <text:p text:style-name="P4">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haris SIL" svg:font-family="'Charis SIL'" style:font-pitch="variable"/>
    <style:font-face style:name="GUJ Patel" svg:font-family="'GUJ Patel'"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4-10T15:59:47.428085236</dc:date>
    <meta:editing-duration>PT8M33S</meta:editing-duration>
    <meta:editing-cycles>2</meta:editing-cycles>
    <meta:document-statistic meta:table-count="0" meta:image-count="0" meta:object-count="0" meta:page-count="1" meta:paragraph-count="9" meta:word-count="254" meta:character-count="1043" meta:non-whitespace-character-count="798"/>
  </office:meta>
</office:document-meta>
</file>